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347082"/>
    </style:style>
    <style:style style:name="P2" style:family="paragraph" style:parent-style-name="Standard">
      <style:text-properties officeooo:rsid="0019941f" officeooo:paragraph-rsid="00347082"/>
    </style:style>
    <style:style style:name="P3" style:family="paragraph" style:parent-style-name="Standard">
      <style:text-properties officeooo:rsid="001b40ff" officeooo:paragraph-rsid="001b40ff"/>
    </style:style>
    <style:style style:name="P4" style:family="paragraph" style:parent-style-name="Standard">
      <style:text-properties officeooo:rsid="001b40ff" officeooo:paragraph-rsid="00347082"/>
    </style:style>
    <style:style style:name="P5" style:family="paragraph" style:parent-style-name="Standard">
      <style:text-properties officeooo:rsid="001cce2f" officeooo:paragraph-rsid="0036d03d"/>
    </style:style>
    <style:style style:name="P6" style:family="paragraph" style:parent-style-name="Standard">
      <style:text-properties fo:font-weight="bold" officeooo:rsid="00208574" officeooo:paragraph-rsid="0037b5ed" style:font-weight-asian="bold" style:font-weight-complex="bold"/>
    </style:style>
    <style:style style:name="P7" style:family="paragraph" style:parent-style-name="Standard">
      <style:text-properties officeooo:rsid="00217051" officeooo:paragraph-rsid="001b40ff"/>
    </style:style>
    <style:style style:name="P8" style:family="paragraph" style:parent-style-name="Standard">
      <style:text-properties officeooo:rsid="00347082" officeooo:paragraph-rsid="00347082"/>
    </style:style>
    <style:style style:name="P9" style:family="paragraph" style:parent-style-name="Standard">
      <style:text-properties officeooo:rsid="00347082" officeooo:paragraph-rsid="0036d03d"/>
    </style:style>
    <style:style style:name="P10" style:family="paragraph" style:parent-style-name="Standard">
      <style:text-properties officeooo:rsid="00347082" officeooo:paragraph-rsid="0037150c"/>
    </style:style>
    <style:style style:name="P11" style:family="paragraph" style:parent-style-name="Standard">
      <style:text-properties officeooo:rsid="0035fed6" officeooo:paragraph-rsid="0035fed6"/>
    </style:style>
    <style:style style:name="T1" style:family="text">
      <style:text-properties officeooo:rsid="0023b202"/>
    </style:style>
    <style:style style:name="T2" style:family="text">
      <style:text-properties officeooo:rsid="0035fed6"/>
    </style:style>
    <style:style style:name="T3" style:family="text">
      <style:text-properties officeooo:rsid="0036d03d"/>
    </style:style>
    <style:style style:name="T4" style:family="text">
      <style:text-properties officeooo:rsid="00217051"/>
    </style:style>
    <style:style style:name="T5" style:family="text">
      <style:text-properties officeooo:rsid="0037b5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<text:span text:style-name="T2">add instance name to /etc/hosts to allow sudo without problems</text:span></text:p>
      <text:p text:style-name="P11">sudo vim /etc/hosts</text:p>
      <text:p text:style-name="P11">sudo reboot</text:p>
      <text:p text:style-name="P2"/>
      <text:p text:style-name="P2">git clone <text:span text:style-name="T1">https://github.com/DeepDand/research.git</text:span></text:p>
      <text:p text:style-name="P4">cd research</text:p>
      <text:p text:style-name="P8">cp setup* ~/</text:p>
      <text:p text:style-name="P8">cd ~</text:p>
      <text:p text:style-name="P8">chmod +x setup*</text:p>
      <text:p text:style-name="P10">./setup_<text:span text:style-name="T3">cudnn</text:span>.sh <text:span text:style-name="T4">| tee out_cudnn.txt</text:span></text:p>
      <text:p text:style-name="P5">source ~/.bashrc</text:p>
      <text:p text:style-name="P10">./setup_<text:span text:style-name="T3">tf</text:span>.sh <text:span text:style-name="T4">| tee out_tf.txt</text:span></text:p>
      <text:p text:style-name="P9"/>
      <text:p text:style-name="P6">rsync -avz ~/Documents/Faculty/marist/<text:span text:style-name="T5">papermlj17</text:span>/repo/dataset 129.114.109.140:/home/cc/research/</text:p>
      <text:p text:style-name="P1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10-10T13:36:35.986822000</dc:date>
    <meta:editing-duration>PT20H17M31S</meta:editing-duration>
    <meta:editing-cycles>7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12" meta:word-count="43" meta:character-count="365" meta:non-whitespace-character-count="334"/>
  </office:meta>
</office:document-meta>
</file>